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paragraph-properties fo:margin-left="0cm" fo:margin-right="0cm" style:line-height-at-least="0.582cm" fo:widows="1" fo:text-indent="0cm" style:auto-text-indent="false"/>
      <style:text-properties fo:color="#000000"/>
    </style:style>
    <style:style style:name="P3" style:family="paragraph" style:parent-style-name="Heading_20_2">
      <style:text-properties style:text-underline-style="solid" style:text-underline-width="auto" style:text-underline-color="font-color"/>
    </style:style>
    <style:style style:name="T1" style:family="text">
      <style:text-properties fo:font-variant="normal" fo:text-transform="none" fo:color="#000000" style:font-name="Linux Libertine" fo:letter-spacing="normal" fo:font-style="normal" fo:font-weight="normal"/>
    </style:style>
    <style:style style:name="T2" style:family="text">
      <style:text-properties fo:font-variant="normal" fo:text-transform="none" fo:color="#000000" style:font-name="Linux Libertine" fo:letter-spacing="normal" fo:font-style="normal" fo:font-weight="normal" officeooo:rsid="00118d7a"/>
    </style:style>
    <style:style style:name="T3" style:family="text">
      <style:text-properties fo:font-variant="normal" fo:text-transform="none" fo:color="#555555" style:font-name="Linux Libertine" fo:letter-spacing="normal" fo:font-style="normal" fo:font-weight="normal"/>
    </style:style>
    <style:style style:name="T4" style:family="text">
      <style:text-properties fo:font-variant="normal" fo:text-transform="none" fo:color="#0b0080" style:text-line-through-style="none" style:text-line-through-type="none" style:font-name="Linux Libertine" fo:letter-spacing="normal" fo:font-style="normal" style:text-underline-style="none" fo:font-weight="normal" style:text-blinking="false"/>
    </style:style>
    <style:style style:name="T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style:font-name="sans-serif" fo:font-size="10.5pt" fo:letter-spacing="normal" fo:font-style="italic" fo:font-weight="normal"/>
    </style:style>
    <style:style style:name="T8" style:family="text">
      <style:text-properties fo:font-variant="normal" fo:text-transform="none" style:font-name="sans-serif" fo:font-size="10.5pt" fo:letter-spacing="normal" fo:font-style="normal" fo:font-weight="normal"/>
    </style:style>
    <style:style style:name="T9" style:family="text">
      <style:text-properties fo:font-variant="normal" fo:text-transform="none" style:font-name="sans-serif" fo:font-size="10.5pt" fo:letter-spacing="normal" fo:font-style="italic" fo:font-weight="normal"/>
    </style:style>
    <style:style style:name="T10"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Historia"/><text:span text:style-name="T1">Historia </text:span><text:span text:style-name="T2">de la regla que Simpson le robó a Kepler</text:span></text:h>
      <text:p text:style-name="P2"><text:span text:style-name="T8">La fórmula fue utilizada por primera vez por </text:span><text:span text:style-name="T10">Evangelista Torricelli</text:span><text:span text:style-name="T8">, pero debe su nombre al matemático Inglés </text:span><text:span text:style-name="T10">Thomas Simpson</text:span><text:span text:style-name="T8">. Corresponde a la regla del tonel que</text:span><text:span text:style-name="T10">Johannes Kepler </text:span><text:span text:style-name="T8">ya había formulado en </text:span><text:span text:style-name="T10">1615</text:span><text:span text:style-name="T8">.</text:span></text:p>
      <text:p text:style-name="P2"><text:span text:style-name="T8">Sobre la historia de su surgimiento, Kepler la describe en la dedicatoria de su publicación posterior. Después de que la primera esposa de Kepler había muerto en </text:span><text:span text:style-name="T10">Praga </text:span><text:span text:style-name="T8">en 1611, Kepler se casó nuevamente -en Linz, donde ahora trabajaba- en 1613. Para la boda compró algunos </text:span><text:span text:style-name="T10">toneles de vino</text:span><text:span text:style-name="T8">. Puesto ya el vino en la bodega, el vendedor concurrió con una vara de medir y determinó el contenido para todos los barriles sin calcular, utilizando un mismo método, consistente en introducir la punta de metal de la vara de medir a través de la piquera, en diagonal hacia los bordes de ambos fondos, la marca en la piquera arrojaba la medida del volumen del contenido. Kepler se sorprendió con aquello de que una diagonal a través del medio del barril pudiera dar una medida sobre el volumen contenido y puso en duda la exactitud de este método, debido a que, por ejemplo, un barril muy bajo que tuviera una base algo más ancha y por eso un volumen contenido mucho menor podría tener el mismo radio a la vista.</text:span><text:bookmark text:name="cite_ref-1"/><text:span text:style-name="T10">1</text:span></text:p>
      <text:p text:style-name="P2"><text:span text:style-name="T8">A raíz de esto, Kepler formuló en 1615 el escrito </text:span><text:span text:style-name="T9">Nova Stereometria doliorum vinariorum </text:span><text:span text:style-name="T8">("Nuevo cálculo del contenido de barriles de vino"), en el que buscaba métodos verificables para el cálculo del contenido de los toneles de vino. Uno de estos métodos consistió en aproximar la curvatura del barril por una </text:span><text:span text:style-name="T10">parábola</text:span><text:span text:style-name="T8">, dado que los cálculos con ayuda de parábolas ya se podían realizar muy exactamente desde </text:span><text:span text:style-name="T10">Arquímedes</text:span><text:span text:style-name="T8">.</text:span><text:bookmark text:name="cite_ref-2"/><text:span text:style-name="T10">2</text:span></text:p>
      <text:p text:style-name="P2"><text:span text:style-name="T8">Entre otras cosas, Kepler describió en ese texto una fórmula para el cálculo de la capacidad (más precisamente, del volumen) de barriles de vino con formas irregulares. Esta fórmula arroja valores exactos para el </text:span><text:span text:style-name="T10">tronco </text:span><text:span text:style-name="T8">de la pirámide (incluida la </text:span><text:span text:style-name="T10">pirámide</text:span><text:span text:style-name="T8">), la </text:span><text:span text:style-name="T10">esfera</text:span><text:span text:style-name="T8">, el </text:span><text:span text:style-name="T10">paraboloide elíptico</text:span><text:span text:style-name="T8">, el </text:span><text:span text:style-name="T10">hiperboloide de una hoja </text:span><text:span text:style-name="T8">y todas las demás superficies de un cuerpo que pueden ser generadas por secciones planas perpendiculares al eje del cuerp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3:27:40.305602470</meta:creation-date>
    <dc:date>2015-11-26T13:30:00.509299925</dc:date>
    <meta:editing-duration>PT2M21S</meta:editing-duration>
    <meta:editing-cycles>1</meta:editing-cycles>
    <meta:document-statistic meta:table-count="0" meta:image-count="0" meta:object-count="0" meta:page-count="1" meta:paragraph-count="5" meta:word-count="360" meta:character-count="2123" meta:non-whitespace-character-count="1768"/>
    <meta:generator>LibreOffice/4.3.3.2$Linux_X86_64 LibreOffice_project/430m0$Build-2</meta:generator>
  </office:meta>
</office:document-meta>
</file>